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onderation_2f_Critere" style:display-name="Ponderation/Critere" style:family="table">
      <style:table-properties style:width="17.59cm" table:align="margins"/>
    </style:style>
    <style:style style:name="Ponderation_2f_Critere.A" style:display-name="Ponderation/Critere.A" style:family="table-column">
      <style:table-column-properties style:column-width="8.795cm" style:rel-column-width="32767*"/>
    </style:style>
    <style:style style:name="Ponderation_2f_Critere.B" style:display-name="Ponderation/Critere.B" style:family="table-column">
      <style:table-column-properties style:column-width="8.795cm" style:rel-column-width="32768*"/>
    </style:style>
    <style:style style:name="Ponderation_2f_Critere.A1" style:display-name="Ponderation/Critere.A1" style:family="table-cell">
      <style:table-cell-properties fo:padding="0.097cm" fo:border-left="0.05pt solid #000000" fo:border-right="none" fo:border-top="0.05pt solid #000000" fo:border-bottom="0.05pt solid #000000"/>
    </style:style>
    <style:style style:name="Ponderation_2f_Critere.B1" style:display-name="Ponderation/Critere.B1" style:family="table-cell">
      <style:table-cell-properties fo:padding="0.097cm" fo:border="0.05pt solid #000000"/>
    </style:style>
    <style:style style:name="Ponderation_2f_Critere.A2" style:display-name="Ponderation/Critere.A2" style:family="table-cell">
      <style:table-cell-properties fo:padding="0.097cm" fo:border-left="0.05pt solid #000000" fo:border-right="none" fo:border-top="none" fo:border-bottom="0.05pt solid #000000"/>
    </style:style>
    <style:style style:name="Ponderation_2f_Critere.B2" style:display-name="Ponderation/Critere.B2" style:family="table-cell">
      <style:table-cell-properties fo:padding="0.097cm" fo:border-left="0.05pt solid #000000" fo:border-right="0.05pt solid #000000" fo:border-top="none" fo:border-bottom="0.05pt solid #000000"/>
    </style:style>
    <style:style style:name="Tableau1" style:family="table">
      <style:table-properties style:width="17.595cm" fo:margin-left="0cm" fo:break-before="page" table:align="left"/>
    </style:style>
    <style:style style:name="Tableau1.A" style:family="table-column">
      <style:table-column-properties style:column-width="5.212cm"/>
    </style:style>
    <style:style style:name="Tableau1.B" style:family="table-column">
      <style:table-column-properties style:column-width="1.64cm"/>
    </style:style>
    <style:style style:name="Tableau1.C" style:family="table-column">
      <style:table-column-properties style:column-width="1.588cm"/>
    </style:style>
    <style:style style:name="Tableau1.D" style:family="table-column">
      <style:table-column-properties style:column-width="7.408cm"/>
    </style:style>
    <style:style style:name="Tableau1.E" style:family="table-column">
      <style:table-column-properties style:column-width="1.746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B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break-before="page"/>
    </style:style>
    <style:style style:name="P2" style:family="paragraph" style:parent-style-name="Table_20_Contents">
      <style:paragraph-properties fo:break-before="page"/>
    </style:style>
    <style:style style:name="P3" style:family="paragraph" style:parent-style-name="Standard">
      <style:paragraph-properties fo:text-align="start"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end" style:justify-single-word="false"/>
    </style:style>
    <style:style style:name="P7" style:family="paragraph" style:parent-style-name="Standard">
      <style:paragraph-properties fo:text-align="start" style:justify-single-word="false"/>
    </style:style>
    <style:style style:name="P8" style:family="paragraph" style:parent-style-name="Standard">
      <style:paragraph-properties fo:text-align="end" style:justify-single-word="false"/>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ritères : <text:s text:c="3"/>Cout, alimentation, robustesse, maintenance, ergonomie, amusement, convivialité(taille et poids),Interaction du robot, Sécurité</text:p>
      <text:p text:style-name="Standard"/>
      <table:table table:name="Ponderation/Critere" table:style-name="Ponderation_2f_Critere">
        <table:table-column table:style-name="Ponderation_2f_Critere.A"/>
        <table:table-column table:style-name="Ponderation_2f_Critere.B"/>
        <table:table-row>
          <table:table-cell table:style-name="Ponderation_2f_Critere.A1" office:value-type="string">
            <text:p text:style-name="Table_20_Contents">Critère d’évaluation</text:p>
          </table:table-cell>
          <table:table-cell table:style-name="Ponderation_2f_Critere.B1" office:value-type="string">
            <text:p text:style-name="Table_20_Contents">Pondération (%)</text:p>
          </table:table-cell>
        </table:table-row>
        <table:table-row>
          <table:table-cell table:style-name="Ponderation_2f_Critere.A2" office:value-type="string">
            <text:p text:style-name="Table_20_Contents">Sécurité</text:p>
          </table:table-cell>
          <table:table-cell table:style-name="Ponderation_2f_Critere.B2" office:value-type="string">
            <text:p text:style-name="Table_20_Contents">20%</text:p>
          </table:table-cell>
        </table:table-row>
        <table:table-row>
          <table:table-cell table:style-name="Ponderation_2f_Critere.A2" office:value-type="string">
            <text:p text:style-name="Table_20_Contents">Amusement</text:p>
          </table:table-cell>
          <table:table-cell table:style-name="Ponderation_2f_Critere.B2" office:value-type="string">
            <text:p text:style-name="Table_20_Contents">20%</text:p>
          </table:table-cell>
        </table:table-row>
        <table:table-row>
          <table:table-cell table:style-name="Ponderation_2f_Critere.A2" office:value-type="string">
            <text:p text:style-name="Table_20_Contents">Interaction du robot</text:p>
          </table:table-cell>
          <table:table-cell table:style-name="Ponderation_2f_Critere.B2" office:value-type="string">
            <text:p text:style-name="Table_20_Contents">15%</text:p>
          </table:table-cell>
        </table:table-row>
        <table:table-row>
          <table:table-cell table:style-name="Ponderation_2f_Critere.A2" office:value-type="string">
            <text:p text:style-name="Table_20_Contents">Cout</text:p>
          </table:table-cell>
          <table:table-cell table:style-name="Ponderation_2f_Critere.B2" office:value-type="string">
            <text:p text:style-name="Table_20_Contents">10%</text:p>
          </table:table-cell>
        </table:table-row>
        <table:table-row>
          <table:table-cell table:style-name="Ponderation_2f_Critere.A2" office:value-type="string">
            <text:p text:style-name="Table_20_Contents">Esthétique</text:p>
          </table:table-cell>
          <table:table-cell table:style-name="Ponderation_2f_Critere.B2" office:value-type="string">
            <text:p text:style-name="Table_20_Contents">10%</text:p>
          </table:table-cell>
        </table:table-row>
        <table:table-row>
          <table:table-cell table:style-name="Ponderation_2f_Critere.A2" office:value-type="string">
            <text:p text:style-name="Table_20_Contents">Robustesse</text:p>
          </table:table-cell>
          <table:table-cell table:style-name="Ponderation_2f_Critere.B2" office:value-type="string">
            <text:p text:style-name="Table_20_Contents">10%</text:p>
          </table:table-cell>
        </table:table-row>
        <table:table-row>
          <table:table-cell table:style-name="Ponderation_2f_Critere.A2" office:value-type="string">
            <text:p text:style-name="Table_20_Contents">Convivialité (taille et poids)</text:p>
          </table:table-cell>
          <table:table-cell table:style-name="Ponderation_2f_Critere.B2" office:value-type="string">
            <text:p text:style-name="Table_20_Contents">5%</text:p>
          </table:table-cell>
        </table:table-row>
        <table:table-row>
          <table:table-cell table:style-name="Ponderation_2f_Critere.A2" office:value-type="string">
            <text:p text:style-name="Table_20_Contents">Maintenance</text:p>
          </table:table-cell>
          <table:table-cell table:style-name="Ponderation_2f_Critere.B2" office:value-type="string">
            <text:p text:style-name="Table_20_Contents">5%</text:p>
          </table:table-cell>
        </table:table-row>
        <table:table-row>
          <table:table-cell table:style-name="Ponderation_2f_Critere.A2" office:value-type="string">
            <text:p text:style-name="Table_20_Contents">Alimentation</text:p>
          </table:table-cell>
          <table:table-cell table:style-name="Ponderation_2f_Critere.B2" office:value-type="string">
            <text:p text:style-name="Table_20_Contents">5%</text:p>
          </table:table-cell>
        </table:table-row>
      </table:table>
      <text:p text:style-name="Standard"/>
      <text:p text:style-name="Standard"/>
      <text:p text:style-name="Standard">L'amusement et la sécurité sont considérés comme prioritaires étant donné le rôle du robot qui est d'amuser les enfants en toute sécurité.Les interactions entre le robots et les enfants sont également classé comme très important puisqu'ils sont essentiels a une compréhension efficace du robot qui permet de s'en servir de façon approprié et donc sécuritaire et amusante.</text:p>
      <text:p text:style-name="Standard"/>
      <text:p text:style-name="Standard">Les couts, l'esthétique et la robustesse arrivent dans un second ordre de priorité. Il s'agit de critère d'importance moindre.</text:p>
      <text:p text:style-name="Standard"/>
      <text:p text:style-name="Standard">La maintenance la convivialité ainsi que l'alimentation sont jugé comme des critère peu important en raison de leur faible lien avec la mission du robot.</text:p>
      <text:p text:style-name="Standard"/>
      <text:p text:style-name="P1">Barème</text:p>
      <text:p text:style-name="Standard"/>
      <text:p text:style-name="Standard"/>
      <text:p text:style-name="Standard">Sécurité:</text:p>
      <text:p text:style-name="Standard"/>
      <text:p text:style-name="Standard">Sans danger<text:tab/><text:tab/><text:tab/><text:tab/><text:tab/><text:tab/>100%</text:p>
      <text:p text:style-name="Standard">Peut infliger des blessures mineures<text:tab/> <text:tab/><text:tab/>50%</text:p>
      <text:p text:style-name="Standard">Peut infliger des blessures majeures <text:tab/><text:tab/><text:tab/>10%</text:p>
      <text:p text:style-name="Standard">Peut causer la mort<text:tab/><text:tab/><text:tab/><text:tab/><text:tab/>0%</text:p>
      <text:p text:style-name="Standard"/>
      <text:p text:style-name="Standard">La note parfaite est attribuée a un robot qui ne présente aucun danger. Un robot pouvant causé la mort se voit attribué un 0% puisque cela est jugé complétement inacceptable. Le fait de causer des blessures est très peu acceptable c'est pourquoi un faible pourcentage est associé a la possibilité de blessures mineures et majeures.</text:p>
      <text:p text:style-name="Standard"/>
      <text:p text:style-name="Standard"/>
      <text:p text:style-name="Standard">Amusement :</text:p>
      <text:p text:style-name="Standard"/>
      <text:p text:style-name="Standard">Hilarant<text:tab/><text:tab/><text:tab/><text:tab/><text:tab/><text:tab/>100%</text:p>
      <text:p text:style-name="Standard">Plaisant<text:tab/><text:tab/><text:tab/><text:tab/><text:tab/><text:tab/>75%</text:p>
      <text:p text:style-name="Standard">Banal<text:tab/><text:tab/><text:tab/><text:tab/><text:tab/><text:tab/><text:tab/>25%</text:p>
      <text:p text:style-name="Standard">Énervant<text:tab/><text:tab/><text:tab/><text:tab/><text:tab/><text:tab/>0%</text:p>
      <text:p text:style-name="Standard"/>
      <text:p text:style-name="Standard">Pour recevoir la note parfaite le robot doit démontrer une capacité a faire rire les enfants. Un robot qui énerve ou fâche les enfants reçoit la note de 0%. Un robot qui n'amuse pas les enfants reçoit une note de 25% (puisque son rôle premier est d'amuser les enfants, un robot banal se doit de recevoir une note en dessous du seuil de réussite). Si le robot démontre une capacité a égayer les enfants celui-ci reçoit une note de 75%.</text:p>
      <text:p text:style-name="Standard"/>
      <text:p text:style-name="Standard"/>
      <text:p text:style-name="Table_20_Contents">Interaction du robot :</text:p>
      <text:p text:style-name="Table_20_Contents"/>
      <text:p text:style-name="Table_20_Contents">Le robot reçoit des points selon le nombre d'interaction de la liste suivante qu'il possède.</text:p>
      <text:p text:style-name="Table_20_Contents"/>
      <text:p text:style-name="Table_20_Contents">Réagit aux commandes vocales, réagit aux mouvements, possédé des capteurs de pressions, possède un interface graphique, possède des boutons.</text:p>
      <text:p text:style-name="Table_20_Contents"/>
      <text:p text:style-name="Table_20_Contents">5 interactions<text:tab/><text:tab/><text:tab/><text:tab/><text:tab/><text:tab/>100%</text:p>
      <text:p text:style-name="Table_20_Contents">4 interactions<text:tab/><text:tab/><text:tab/><text:tab/><text:tab/><text:tab/>90%</text:p>
      <text:p text:style-name="Table_20_Contents">3 interactions<text:tab/><text:tab/><text:tab/><text:tab/><text:tab/><text:tab/>80%</text:p>
      <text:p text:style-name="Table_20_Contents">2 interactions<text:tab/><text:tab/><text:tab/><text:tab/><text:tab/><text:tab/>60%</text:p>
      <text:p text:style-name="Table_20_Contents">1 interactions<text:tab/><text:tab/><text:tab/><text:tab/><text:tab/><text:tab/>10%</text:p>
      <text:p text:style-name="Table_20_Contents"/>
      <text:p text:style-name="Table_20_Contents">Pour être jugé suffisamment intéressant un robot doit posséder plus d'un type d'interactions. Cependant, a partir du moment que le robot possédé plus de 2 types d'interactions, il se verra attribuer une note élevée.</text:p>
      <text:p text:style-name="Table_20_Contents"/>
      <text:p text:style-name="P2"/>
      <text:p text:style-name="Table_20_Contents">Cout :</text:p>
      <text:p text:style-name="Table_20_Contents"/>
      <text:p text:style-name="Table_20_Contents">200$ et moins<text:tab/><text:tab/><text:tab/><text:tab/><text:tab/><text:tab/>100%</text:p>
      <text:p text:style-name="Table_20_Contents">entre 200 et 300$<text:tab/><text:tab/><text:tab/><text:tab/><text:tab/>90%</text:p>
      <text:p text:style-name="Table_20_Contents">entre 350 et 400$<text:tab/><text:tab/><text:tab/><text:tab/><text:tab/>80%</text:p>
      <text:p text:style-name="Table_20_Contents">entre 400 et 450$<text:tab/><text:tab/><text:tab/><text:tab/><text:tab/>70%</text:p>
      <text:p text:style-name="Table_20_Contents">entre 450 et 500$<text:tab/><text:tab/><text:tab/><text:tab/><text:tab/>60%</text:p>
      <text:p text:style-name="Table_20_Contents">plus de 500$<text:tab/><text:tab/><text:tab/><text:tab/><text:tab/><text:tab/>0%</text:p>
      <text:p text:style-name="Table_20_Contents"/>
      <text:p text:style-name="Table_20_Contents"/>
      <text:p text:style-name="Table_20_Contents">La limite étant de 500$ tout robot dépassant cette limite se verront attribuer la note de 0. On ne s'attend pas a obtenir un robot coutant moins de 200$ cette valeur est donc considéré comme la note parfaite.</text:p>
      <text:p text:style-name="Table_20_Contents"/>
      <text:p text:style-name="Table_20_Contents"/>
      <text:p text:style-name="Table_20_Contents">Esthétique :</text:p>
      <text:p text:style-name="Table_20_Contents"/>
      <text:p text:style-name="Table_20_Contents">Très stylisé<text:tab/><text:tab/><text:tab/><text:tab/><text:tab/><text:tab/>100%</text:p>
      <text:p text:style-name="Table_20_Contents">Beau<text:tab/><text:tab/><text:tab/><text:tab/><text:tab/><text:tab/><text:tab/>80%</text:p>
      <text:p text:style-name="Table_20_Contents">Banal<text:tab/><text:tab/><text:tab/><text:tab/><text:tab/><text:tab/><text:tab/>60%</text:p>
      <text:p text:style-name="Table_20_Contents">Laid<text:tab/><text:tab/><text:tab/><text:tab/><text:tab/><text:tab/><text:tab/>0%</text:p>
      <text:p text:style-name="Table_20_Contents"/>
      <text:p text:style-name="Table_20_Contents">Étant donné que ce critère observe la beauté du robot, un robot considéré comme laid reçoit la note de 0%. Un robot très stylisé quant a lui reçoit un 100%.</text:p>
      <text:p text:style-name="Table_20_Contents"/>
      <text:p text:style-name="Table_20_Contents"/>
      <text:p text:style-name="Table_20_Contents">Robustesse :</text:p>
      <text:p text:style-name="Table_20_Contents"/>
      <text:p text:style-name="Table_20_Contents">Peut résister aux chutes et aux coups<text:tab/><text:tab/><text:tab/>100%</text:p>
      <text:p text:style-name="Table_20_Contents">Peut résister seulement aux chute ou aux coups<text:tab/>50%</text:p>
      <text:p text:style-name="Table_20_Contents">Ne résiste ni au chutes ni aux coups<text:tab/><text:tab/><text:tab/>0%</text:p>
      <text:p text:style-name="Table_20_Contents"/>
      <text:p text:style-name="Table_20_Contents">Le robot doit pouvoir résister aux chutes et aux coups. Ainsi, un robot qui possède ces critères reçoit la note de 100%. Si jamais le robot ne possède qu'un seul des deux critères, une note de 50% lui est attribué. Dans le cas ou le robot ne résiste ni au chutes ni aux coups il se voit attribuer la note de 0%.</text:p>
      <text:p text:style-name="Table_20_Contents"/>
      <text:p text:style-name="Table_20_Contents"/>
      <text:p text:style-name="Table_20_Contents">Convivialité (taille et poids) :</text:p>
      <text:p text:style-name="Table_20_Contents"/>
      <text:p text:style-name="Table_20_Contents">Facile a manier et léger (moins de 10 kg)<text:tab/><text:tab/>100%</text:p>
      <text:p text:style-name="Table_20_Contents">Facile a manier et lourd (plus de 10 kg)<text:tab/><text:tab/>50%</text:p>
      <text:p text:style-name="Table_20_Contents">Encombrant et léger (moins de 10 kg)<text:tab/><text:tab/>50%</text:p>
      <text:p text:style-name="Table_20_Contents">Encombrant et lourd (plus de 10 kg)<text:tab/><text:tab/><text:tab/>0%</text:p>
      <text:p text:style-name="Table_20_Contents"/>
      <text:p text:style-name="Table_20_Contents">Pour être jugé comme convivial le robot doit être facile a manier et léger. Si le robot respecte ces deux critère, il reçoit la note de 100%.50% des points sont attribué pour le poids et 50% des points sont attribué pour la taille. Ainsi un robot qui respecte seulement l'un des deux critère reçoit la note de 50% alors qu'un robot qui n'en respecte aucun reçoit la note de 0%.</text:p>
      <text:p text:style-name="Table_20_Contents"/>
      <text:p text:style-name="Table_20_Contents"><text:soft-page-break/>Alimentation :</text:p>
      <text:p text:style-name="Table_20_Contents"/>
      <text:p text:style-name="Table_20_Contents">Durée de vide de la batterie : 24 heures<text:tab/><text:tab/>100%</text:p>
      <text:p text:style-name="Table_20_Contents">Batterie – 8 heures<text:tab/><text:tab/><text:tab/><text:tab/><text:tab/>75%</text:p>
      <text:p text:style-name="Table_20_Contents">Batterie - 2 heures<text:tab/><text:tab/><text:tab/><text:tab/><text:tab/>25%</text:p>
      <text:p text:style-name="Table_20_Contents">Batterie -1 heure<text:tab/><text:tab/><text:tab/><text:tab/><text:tab/>10%</text:p>
      <text:p text:style-name="Table_20_Contents">Prise électrique<text:tab/><text:tab/><text:tab/><text:tab/><text:tab/>0%</text:p>
      <text:p text:style-name="Table_20_Contents"/>
      <text:p text:style-name="Table_20_Contents">La nécessité de brancher le robot réduit de beaucoup la liberté de l'enfant lorsqu'il joue avec le robot et c'est pourquoi l'option de brancher le robot se voit attribuer la note 0. Ainsi, une batterie d'une durée de vie de 24 heures est idéale car on peut avoir le robot disponible presque en tout temps. <text:s/>Les autres valeurs de durée de la batterie sont intermédiaires et les notes attribuées sont donc elles aussi intermédiaires.</text:p>
      <text:p text:style-name="Table_20_Contents"/>
      <text:p text:style-name="Table_20_Contents"/>
      <text:p text:style-name="Table_20_Contents">Maintenance :</text:p>
      <text:p text:style-name="Table_20_Contents"/>
      <text:p text:style-name="Table_20_Contents">Maintenance annuelle  <text:s text:c="15"/><text:tab/><text:tab/><text:tab/>100%</text:p>
      <text:p text:style-name="Table_20_Contents">Maintenance mensuelle<text:tab/><text:tab/><text:tab/> <text:tab/> 75%</text:p>
      <text:p text:style-name="Table_20_Contents">Maintenance hebdomadaire<text:tab/><text:tab/><text:tab/> <text:tab/> 30%</text:p>
      <text:p text:style-name="Table_20_Contents">Maintenance journalière <text:s text:c="32"/><text:tab/> 10%</text:p>
      <text:p text:style-name="Table_20_Contents"/>
      <text:p text:style-name="Table_20_Contents">La fréquence de la maintenance doit être faible pour que le robot soit pratique. <text:s/>Ainsi, une maintenance annuelle serait plus que bienvenue dans un milieu ou les temps libres ne sont pas choses du commun. Une maintenance journalière serait inacceptable pour ces mêmes raisons. </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table:number-rows-spanned="2" office:value-type="string">
            <text:p text:style-name="P4">Critère</text:p>
          </table:table-cell>
          <table:table-cell table:style-name="Tableau1.A1" table:number-columns-spanned="2" office:value-type="string">
            <text:p text:style-name="P4">Pondération</text:p>
          </table:table-cell>
          <table:covered-table-cell/>
          <table:table-cell table:style-name="Tableau1.D1" table:number-columns-spanned="2" office:value-type="string">
            <text:p text:style-name="P4">Barème</text:p>
          </table:table-cell>
          <table:covered-table-cell/>
        </table:table-row>
        <table:table-row>
          <table:covered-table-cell/>
          <table:table-cell table:style-name="Tableau1.B2" office:value-type="string">
            <text:p text:style-name="P4">Détaillé</text:p>
          </table:table-cell>
          <table:table-cell table:style-name="Tableau1.B2" office:value-type="string">
            <text:p text:style-name="P4">Général</text:p>
          </table:table-cell>
          <table:table-cell table:style-name="Tableau1.B2" office:value-type="string">
            <text:p text:style-name="P4">Repère</text:p>
          </table:table-cell>
          <table:table-cell table:style-name="Tableau1.E2" office:value-type="string">
            <text:p text:style-name="P4">Résultat</text:p>
          </table:table-cell>
        </table:table-row>
        <table:table-row>
          <table:table-cell table:style-name="Tableau1.B2" office:value-type="string">
            <text:p text:style-name="P5">1. Fonctionnalité</text:p>
          </table:table-cell>
          <table:table-cell table:style-name="Tableau1.B2" office:value-type="string">
            <text:p text:style-name="P4"/>
          </table:table-cell>
          <table:table-cell table:style-name="Tableau1.B2" office:value-type="string">
            <text:p text:style-name="P4">45%</text:p>
          </table:table-cell>
          <table:table-cell table:style-name="Tableau1.B2" office:value-type="string">
            <text:p text:style-name="P5"/>
          </table:table-cell>
          <table:table-cell table:style-name="Tableau1.E2" office:value-type="string">
            <text:p text:style-name="P5"/>
          </table:table-cell>
        </table:table-row>
        <table:table-row>
          <table:table-cell table:style-name="Tableau1.B2" office:value-type="string">
            <text:p text:style-name="P5"><text:s text:c="4"/>1.1 Amusement</text:p>
          </table:table-cell>
          <table:table-cell table:style-name="Tableau1.B2" office:value-type="string">
            <text:p text:style-name="P4">20%</text:p>
          </table:table-cell>
          <table:table-cell table:style-name="Tableau1.B2" office:value-type="string">
            <text:p text:style-name="P4"/>
          </table:table-cell>
          <table:table-cell table:style-name="Tableau1.B2" office:value-type="string">
            <text:p text:style-name="P5">Hilarant</text:p>
            <text:p text:style-name="P5">Plaisant</text:p>
            <text:p text:style-name="P5">Banal</text:p>
            <text:p text:style-name="P3">Énervant</text:p>
          </table:table-cell>
          <table:table-cell table:style-name="Tableau1.E2" office:value-type="string">
            <text:p text:style-name="P6">100%</text:p>
            <text:p text:style-name="P6">75%</text:p>
            <text:p text:style-name="P6">25%</text:p>
            <text:p text:style-name="P6">0%</text:p>
          </table:table-cell>
        </table:table-row>
        <table:table-row>
          <table:table-cell table:style-name="Tableau1.B2" office:value-type="string">
            <text:p text:style-name="P5"><text:s text:c="4"/>1.2 Interaction du Robot</text:p>
          </table:table-cell>
          <table:table-cell table:style-name="Tableau1.B2" office:value-type="string">
            <text:p text:style-name="P4">15%</text:p>
          </table:table-cell>
          <table:table-cell table:style-name="Tableau1.B2" office:value-type="string">
            <text:p text:style-name="P4"/>
          </table:table-cell>
          <table:table-cell table:style-name="Tableau1.B2" office:value-type="string">
            <text:p text:style-name="P5">5 interactions</text:p>
            <text:p text:style-name="P5">4 interactions</text:p>
            <text:p text:style-name="P5">3 interactions</text:p>
            <text:p text:style-name="P5">2 interactions</text:p>
            <text:p text:style-name="P5">1 interactions</text:p>
          </table:table-cell>
          <table:table-cell table:style-name="Tableau1.E2" office:value-type="string">
            <text:p text:style-name="P6">100%</text:p>
            <text:p text:style-name="P6">90%</text:p>
            <text:p text:style-name="P6">80%</text:p>
            <text:p text:style-name="P6">60%</text:p>
            <text:p text:style-name="P6">10%</text:p>
          </table:table-cell>
        </table:table-row>
        <table:table-row>
          <table:table-cell table:style-name="Tableau1.B2" office:value-type="string">
            <text:p text:style-name="P5"><text:s text:c="4"/>1.3 Esthétique</text:p>
          </table:table-cell>
          <table:table-cell table:style-name="Tableau1.B2" office:value-type="string">
            <text:p text:style-name="P4">10%</text:p>
          </table:table-cell>
          <table:table-cell table:style-name="Tableau1.B2" office:value-type="string">
            <text:p text:style-name="P4"/>
          </table:table-cell>
          <table:table-cell table:style-name="Tableau1.B2" office:value-type="string">
            <text:p text:style-name="Table_20_Contents">Très stylisé</text:p>
            <text:p text:style-name="Table_20_Contents">Beau</text:p>
            <text:p text:style-name="Table_20_Contents">Banal</text:p>
            <text:p text:style-name="Table_20_Contents">Laid</text:p>
          </table:table-cell>
          <table:table-cell table:style-name="Tableau1.E2" office:value-type="string">
            <text:p text:style-name="P6">100%</text:p>
            <text:p text:style-name="P6">80%</text:p>
            <text:p text:style-name="P6">60%</text:p>
            <text:p text:style-name="P6">0%</text:p>
          </table:table-cell>
        </table:table-row>
        <table:table-row>
          <table:table-cell table:style-name="Tableau1.B2" office:value-type="string">
            <text:p text:style-name="P5">2. Matériaux</text:p>
          </table:table-cell>
          <table:table-cell table:style-name="Tableau1.B2" office:value-type="string">
            <text:p text:style-name="P4"/>
          </table:table-cell>
          <table:table-cell table:style-name="Tableau1.B2" office:value-type="string">
            <text:p text:style-name="P4">45%</text:p>
          </table:table-cell>
          <table:table-cell table:style-name="Tableau1.B2" office:value-type="string">
            <text:p text:style-name="P5"/>
          </table:table-cell>
          <table:table-cell table:style-name="Tableau1.E2" office:value-type="string">
            <text:p text:style-name="P6"/>
          </table:table-cell>
        </table:table-row>
        <table:table-row>
          <table:table-cell table:style-name="Tableau1.B2" office:value-type="string">
            <text:p text:style-name="P5"><text:s text:c="4"/>2.1 Sécurité</text:p>
          </table:table-cell>
          <table:table-cell table:style-name="Tableau1.B2" office:value-type="string">
            <text:p text:style-name="P4">20%</text:p>
          </table:table-cell>
          <table:table-cell table:style-name="Tableau1.B2" office:value-type="string">
            <text:p text:style-name="P4"/>
          </table:table-cell>
          <table:table-cell table:style-name="Tableau1.B2" office:value-type="string">
            <text:p text:style-name="Standard">Sans danger<text:tab/></text:p>
            <text:p text:style-name="Standard">Peut infliger des blessures mineures<text:tab/></text:p>
            <text:p text:style-name="Standard">Peut infliger des blessures majeures </text:p>
            <text:p text:style-name="P3">Peut causer la mort<text:tab/><text:tab/></text:p>
          </table:table-cell>
          <table:table-cell table:style-name="Tableau1.E2" office:value-type="string">
            <text:p text:style-name="P8">100%</text:p>
            <text:p text:style-name="P8">50%</text:p>
            <text:p text:style-name="P8">10%</text:p>
            <text:p text:style-name="P8">0%</text:p>
          </table:table-cell>
        </table:table-row>
        <table:table-row>
          <table:table-cell table:style-name="Tableau1.B2" office:value-type="string">
            <text:p text:style-name="P5"><text:s text:c="4"/>2.2 Robustesse</text:p>
          </table:table-cell>
          <table:table-cell table:style-name="Tableau1.B2" office:value-type="string">
            <text:p text:style-name="P4">10%</text:p>
          </table:table-cell>
          <table:table-cell table:style-name="Tableau1.B2" office:value-type="string">
            <text:p text:style-name="P4"/>
          </table:table-cell>
          <table:table-cell table:style-name="Tableau1.B2" office:value-type="string">
            <text:p text:style-name="P5">Peut résister aux chutes et aux coups<text:tab/><text:tab/></text:p>
            <text:p text:style-name="P5">Peut résister seulement aux chute ou aux coups<text:tab/></text:p>
            <text:p text:style-name="P5">Ne résiste ni au chutes ni aux coups<text:tab/><text:tab/></text:p>
          </table:table-cell>
          <table:table-cell table:style-name="Tableau1.E2" office:value-type="string">
            <text:p text:style-name="P6">100%</text:p>
            <text:p text:style-name="P6">50%</text:p>
            <text:p text:style-name="P6"/>
            <text:p text:style-name="P6">0%</text:p>
          </table:table-cell>
        </table:table-row>
        <table:table-row>
          <table:table-cell table:style-name="Tableau1.B2" office:value-type="string">
            <text:p text:style-name="P5"><text:s text:c="4"/>2.3 Alimentation</text:p>
          </table:table-cell>
          <table:table-cell table:style-name="Tableau1.B2" office:value-type="string">
            <text:p text:style-name="P4">5%</text:p>
          </table:table-cell>
          <table:table-cell table:style-name="Tableau1.B2" office:value-type="string">
            <text:p text:style-name="P4"/>
          </table:table-cell>
          <table:table-cell table:style-name="Tableau1.B2" office:value-type="string">
            <text:p text:style-name="Table_20_Contents">Batterie - 24 heures<text:tab/><text:tab/></text:p>
            <text:p text:style-name="Table_20_Contents">Batterie – 8 heures<text:tab/><text:tab/><text:tab/><text:tab/></text:p>
            <text:p text:style-name="Table_20_Contents">Batterie - 2 heures<text:tab/><text:tab/><text:tab/><text:tab/></text:p>
            <text:p text:style-name="Table_20_Contents">Batterie -1 heure<text:tab/><text:tab/><text:tab/><text:tab/></text:p>
            <text:p text:style-name="P5">Prise électrique<text:tab/><text:tab/><text:tab/><text:tab/></text:p>
          </table:table-cell>
          <table:table-cell table:style-name="Tableau1.E2" office:value-type="string">
            <text:p text:style-name="P6">100%</text:p>
            <text:p text:style-name="P6">75%</text:p>
            <text:p text:style-name="P6">25%</text:p>
            <text:p text:style-name="P6">10%</text:p>
            <text:p text:style-name="P6">0%</text:p>
          </table:table-cell>
        </table:table-row>
        <table:table-row>
          <table:table-cell table:style-name="Tableau1.B2" office:value-type="string">
            <text:p text:style-name="P5"><text:s text:c="4"/>2.4 Maintenance</text:p>
          </table:table-cell>
          <table:table-cell table:style-name="Tableau1.B2" office:value-type="string">
            <text:p text:style-name="P4">5%</text:p>
          </table:table-cell>
          <table:table-cell table:style-name="Tableau1.B2" office:value-type="string">
            <text:p text:style-name="P4"/>
          </table:table-cell>
          <table:table-cell table:style-name="Tableau1.B2" office:value-type="string">
            <text:p text:style-name="Table_20_Contents">Maintenance annuelle  <text:s text:c="15"/><text:tab/></text:p>
            <text:p text:style-name="Table_20_Contents">Maintenance mensuelle<text:tab/><text:tab/></text:p>
            <text:p text:style-name="Table_20_Contents">Maintenance hebdomadaire<text:tab/><text:tab/><text:tab/></text:p>
            <text:p text:style-name="P5">Maintenance journalière <text:s text:c="32"/></text:p>
          </table:table-cell>
          <table:table-cell table:style-name="Tableau1.E2" office:value-type="string">
            <text:p text:style-name="P6">100% </text:p>
            <text:p text:style-name="P6">75% <text:s/></text:p>
            <text:p text:style-name="P6">30%</text:p>
            <text:p text:style-name="P6">10%</text:p>
          </table:table-cell>
        </table:table-row>
        <table:table-row>
          <table:table-cell table:style-name="Tableau1.B2" office:value-type="string">
            <text:p text:style-name="P5"><text:s text:c="4"/>2.5 Convivialité</text:p>
          </table:table-cell>
          <table:table-cell table:style-name="Tableau1.B2" office:value-type="string">
            <text:p text:style-name="P4">5%</text:p>
          </table:table-cell>
          <table:table-cell table:style-name="Tableau1.B2" office:value-type="string">
            <text:p text:style-name="P4"/>
          </table:table-cell>
          <table:table-cell table:style-name="Tableau1.B2" office:value-type="string">
            <text:p text:style-name="Table_20_Contents">Facile a manier et léger (moins de 10 kg)<text:tab/></text:p>
            <text:p text:style-name="Table_20_Contents">Facile a manier et lourd (plus de 10 kg)<text:tab/></text:p>
            <text:p text:style-name="Table_20_Contents">Encombrant et léger (moins de 10 kg)<text:tab/></text:p>
            <text:p text:style-name="P5">Encombrant et lourd (plus de 10 kg)<text:tab/><text:tab/></text:p>
          </table:table-cell>
          <table:table-cell table:style-name="Tableau1.E2" office:value-type="string">
            <text:p text:style-name="P6">100%</text:p>
            <text:p text:style-name="P6">50%</text:p>
            <text:p text:style-name="P6">50%</text:p>
            <text:p text:style-name="P6">0%</text:p>
          </table:table-cell>
        </table:table-row>
        <table:table-row>
          <table:table-cell table:style-name="Tableau1.B2" office:value-type="string">
            <text:p text:style-name="P5">3. Cout</text:p>
          </table:table-cell>
          <table:table-cell table:style-name="Tableau1.B2" office:value-type="string">
            <text:p text:style-name="P4"/>
          </table:table-cell>
          <table:table-cell table:style-name="Tableau1.B2" office:value-type="string">
            <text:p text:style-name="P4">10%</text:p>
          </table:table-cell>
          <table:table-cell table:style-name="Tableau1.B2" office:value-type="string">
            <text:p text:style-name="Table_20_Contents">200$ et moins<text:tab/><text:tab/><text:tab/><text:tab/><text:tab/></text:p>
            <text:p text:style-name="Table_20_Contents">entre 200 et 300$<text:tab/><text:tab/><text:tab/><text:tab/></text:p>
            <text:p text:style-name="Table_20_Contents">entre 350 et 400$<text:tab/><text:tab/><text:tab/><text:tab/></text:p>
            <text:p text:style-name="Table_20_Contents">entre 400 et 450$<text:tab/><text:tab/><text:tab/><text:tab/></text:p>
            <text:p text:style-name="Table_20_Contents">entre 450 et 500$<text:tab/><text:tab/><text:tab/><text:tab/></text:p>
            <text:p text:style-name="P5"><text:soft-page-break/>plus de 500$<text:tab/><text:tab/><text:tab/><text:tab/><text:tab/></text:p>
          </table:table-cell>
          <table:table-cell table:style-name="Tableau1.E2" office:value-type="string">
            <text:p text:style-name="P6">100%</text:p>
            <text:p text:style-name="P6">90%</text:p>
            <text:p text:style-name="P6">80%</text:p>
            <text:p text:style-name="P6">70%</text:p>
            <text:p text:style-name="P6">60%</text:p>
            <text:p text:style-name="P6"><text:soft-page-break/>0%</text:p>
          </table:table-cell>
        </table:table-row>
      </table:table>
      <text:p text:style-name="Table_20_Content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7T09:26:33</meta:creation-date>
    <dc:date>2012-09-27T13:20:51</dc:date>
    <meta:editing-duration>PT2H32M14S</meta:editing-duration>
    <meta:editing-cycles>27</meta:editing-cycles>
    <meta:generator>LibreOffice/3.5$Linux_X86_64 LibreOffice_project/350m1$Build-3</meta:generator>
    <meta:document-statistic meta:table-count="2" meta:image-count="0" meta:object-count="0" meta:page-count="6" meta:paragraph-count="191" meta:word-count="1085" meta:character-count="6500" meta:non-whitespace-character-count="5251"/>
  </office:meta>
</office:document-meta>
</file>